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10 Pitch" svg:font-family="'Courier 10 Pitch'" style:font-adornments="Regular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2d14f9" officeooo:paragraph-rsid="002d14f9"/>
    </style:style>
    <style:style style:name="P2" style:family="paragraph" style:parent-style-name="Text_20_body">
      <style:text-properties officeooo:rsid="003711dd" officeooo:paragraph-rsid="003711dd"/>
    </style:style>
    <style:style style:name="P3" style:family="paragraph" style:parent-style-name="Text_20_body">
      <style:text-properties officeooo:rsid="003cb955" officeooo:paragraph-rsid="003cb955"/>
    </style:style>
    <style:style style:name="P4" style:family="paragraph" style:parent-style-name="Text_20_body">
      <style:text-properties officeooo:rsid="00407f92" officeooo:paragraph-rsid="00407f92"/>
    </style:style>
    <style:style style:name="P5" style:family="paragraph" style:parent-style-name="Text_20_body">
      <style:text-properties officeooo:rsid="0050c79f" officeooo:paragraph-rsid="0050c79f"/>
    </style:style>
    <style:style style:name="P6" style:family="paragraph" style:parent-style-name="Text_20_body">
      <style:text-properties officeooo:rsid="00564c76" officeooo:paragraph-rsid="00564c76"/>
    </style:style>
    <style:style style:name="P7" style:family="paragraph" style:parent-style-name="Title">
      <style:text-properties officeooo:paragraph-rsid="00221711"/>
    </style:style>
    <style:style style:name="P8" style:family="paragraph" style:parent-style-name="code">
      <style:text-properties officeooo:paragraph-rsid="00221711"/>
    </style:style>
    <style:style style:name="P9" style:family="paragraph" style:parent-style-name="Text_20_body">
      <style:text-properties officeooo:rsid="002543d2" officeooo:paragraph-rsid="002a747c"/>
    </style:style>
    <style:style style:name="P10" style:family="paragraph" style:parent-style-name="Text_20_body" style:list-style-name="L1">
      <style:text-properties officeooo:rsid="0020a903" officeooo:paragraph-rsid="002a747c"/>
    </style:style>
    <style:style style:name="P11" style:family="paragraph" style:parent-style-name="Text_20_body" style:list-style-name="L1">
      <style:text-properties officeooo:rsid="002c17c5" officeooo:paragraph-rsid="002c17c5"/>
    </style:style>
    <style:style style:name="P12" style:family="paragraph" style:parent-style-name="Text_20_body" style:list-style-name="L1">
      <style:text-properties officeooo:rsid="003b9ffa" officeooo:paragraph-rsid="003b9ffa"/>
    </style:style>
    <style:style style:name="P13" style:family="paragraph" style:parent-style-name="Text_20_body" style:list-style-name="L2">
      <style:text-properties officeooo:rsid="00564c76" officeooo:paragraph-rsid="00564c76"/>
    </style:style>
    <style:style style:name="P14" style:family="paragraph" style:parent-style-name="Text_20_body" style:list-style-name="L2">
      <style:text-properties officeooo:rsid="00590eb3" officeooo:paragraph-rsid="00590eb3"/>
    </style:style>
    <style:style style:name="P15" style:family="paragraph" style:parent-style-name="Text_20_body" style:list-style-name="L3">
      <style:text-properties officeooo:rsid="002d14f9" officeooo:paragraph-rsid="002d14f9"/>
    </style:style>
    <style:style style:name="P16" style:family="paragraph" style:parent-style-name="Text_20_body" style:list-style-name="L3">
      <style:text-properties officeooo:rsid="002df338" officeooo:paragraph-rsid="002df338"/>
    </style:style>
    <style:style style:name="P17" style:family="paragraph" style:parent-style-name="Text_20_body" style:list-style-name="L4">
      <style:text-properties officeooo:rsid="002e8908" officeooo:paragraph-rsid="005990fa"/>
    </style:style>
    <style:style style:name="P18" style:family="paragraph" style:parent-style-name="Text_20_body" style:list-style-name="L5">
      <style:text-properties officeooo:rsid="002e8908" officeooo:paragraph-rsid="00321f5f"/>
    </style:style>
    <style:style style:name="P19" style:family="paragraph" style:parent-style-name="Text_20_body">
      <style:text-properties officeooo:rsid="002e8908" officeooo:paragraph-rsid="005990fa"/>
    </style:style>
    <style:style style:name="P20" style:family="paragraph" style:parent-style-name="Text_20_body" style:list-style-name="L5">
      <style:text-properties officeooo:rsid="0034ad4a" officeooo:paragraph-rsid="0034ad4a"/>
    </style:style>
    <style:style style:name="P21" style:family="paragraph" style:parent-style-name="Text_20_body" style:list-style-name="L5">
      <style:text-properties officeooo:rsid="004c522e" officeooo:paragraph-rsid="004c522e"/>
    </style:style>
    <style:style style:name="P22" style:family="paragraph" style:parent-style-name="Text_20_body" style:list-style-name="L5">
      <style:text-properties officeooo:rsid="004f3276" officeooo:paragraph-rsid="0053b056"/>
    </style:style>
    <style:style style:name="P23" style:family="paragraph" style:parent-style-name="Text_20_body" style:list-style-name="L5">
      <style:text-properties officeooo:rsid="0053b056" officeooo:paragraph-rsid="0053b056"/>
    </style:style>
    <style:style style:name="P24" style:family="paragraph" style:parent-style-name="Text_20_body" style:list-style-name="L5">
      <style:text-properties officeooo:rsid="0053b056" officeooo:paragraph-rsid="00547bed"/>
    </style:style>
    <style:style style:name="P25" style:family="paragraph" style:parent-style-name="Text_20_body" style:list-style-name="L5">
      <style:text-properties officeooo:rsid="0053b056" officeooo:paragraph-rsid="00564c76"/>
    </style:style>
    <style:style style:name="P26" style:family="paragraph" style:parent-style-name="Text_20_body" style:list-style-name="L5">
      <style:text-properties officeooo:rsid="0051289e" officeooo:paragraph-rsid="0053b056"/>
    </style:style>
    <style:style style:name="P27" style:family="paragraph" style:parent-style-name="Text_20_body" style:list-style-name="L5">
      <style:text-properties officeooo:rsid="0051289e" officeooo:paragraph-rsid="00547bed"/>
    </style:style>
    <style:style style:name="P28" style:family="paragraph" style:parent-style-name="Text_20_body" style:list-style-name="L6">
      <style:text-properties officeooo:rsid="003cb955" officeooo:paragraph-rsid="003cb955"/>
    </style:style>
    <style:style style:name="P29" style:family="paragraph" style:parent-style-name="Text_20_body" style:list-style-name="L6">
      <style:text-properties officeooo:rsid="003ef63f" officeooo:paragraph-rsid="003ef63f"/>
    </style:style>
    <style:style style:name="P30" style:family="paragraph" style:parent-style-name="Text_20_body" style:list-style-name="L6">
      <style:text-properties officeooo:rsid="003dff12" officeooo:paragraph-rsid="003dff12"/>
    </style:style>
    <style:style style:name="P31" style:family="paragraph" style:parent-style-name="Text_20_body" style:list-style-name="L7">
      <style:text-properties officeooo:rsid="00407f92" officeooo:paragraph-rsid="00407f92"/>
    </style:style>
    <style:style style:name="P32" style:family="paragraph" style:parent-style-name="Text_20_body">
      <style:text-properties officeooo:rsid="0045e560" officeooo:paragraph-rsid="0045e560"/>
    </style:style>
    <style:style style:name="P33" style:family="paragraph" style:parent-style-name="Text_20_body" style:list-style-name="L4">
      <style:text-properties officeooo:rsid="005fe58c" officeooo:paragraph-rsid="005fe58c"/>
    </style:style>
    <style:style style:name="P34" style:family="paragraph" style:parent-style-name="Text_20_body" style:list-style-name="L4">
      <style:text-properties officeooo:rsid="006045c3" officeooo:paragraph-rsid="006045c3"/>
    </style:style>
    <style:style style:name="P35" style:family="paragraph" style:parent-style-name="Text_20_body" style:list-style-name="L4">
      <style:text-properties officeooo:rsid="00627a0e" officeooo:paragraph-rsid="00627a0e"/>
    </style:style>
    <style:style style:name="P36" style:family="paragraph" style:parent-style-name="Heading_20_3">
      <style:text-properties fo:color="#800000" officeooo:rsid="005970d6" officeooo:paragraph-rsid="005970d6"/>
    </style:style>
    <style:style style:name="P37" style:family="paragraph" style:parent-style-name="Heading_20_3">
      <style:text-properties fo:color="#ff9966" officeooo:rsid="00564c76" officeooo:paragraph-rsid="00564c76"/>
    </style:style>
    <style:style style:name="P38" style:family="paragraph" style:parent-style-name="Heading_20_3">
      <style:text-properties fo:color="#ff9966" officeooo:rsid="002a747c"/>
    </style:style>
    <style:style style:name="P39" style:family="paragraph" style:parent-style-name="Heading_20_3">
      <style:text-properties fo:color="#ff9966" officeooo:rsid="003cb955" officeooo:paragraph-rsid="003cb955"/>
    </style:style>
    <style:style style:name="P40" style:family="paragraph" style:parent-style-name="Heading_20_3">
      <style:text-properties fo:color="#008000" officeooo:rsid="002d14f9" officeooo:paragraph-rsid="002d14f9"/>
    </style:style>
    <style:style style:name="P41" style:family="paragraph" style:parent-style-name="Heading_20_3">
      <style:text-properties fo:color="#008000" officeooo:rsid="003711dd" officeooo:paragraph-rsid="003711dd"/>
    </style:style>
    <style:style style:name="P42" style:family="paragraph" style:parent-style-name="Heading_20_3">
      <style:text-properties fo:color="#008000" officeooo:rsid="002e8908" officeooo:paragraph-rsid="002e8908"/>
    </style:style>
    <style:style style:name="P43" style:family="paragraph" style:parent-style-name="Heading_20_3">
      <style:text-properties fo:color="#008000" officeooo:rsid="00407f92" officeooo:paragraph-rsid="00407f92"/>
    </style:style>
    <style:style style:name="T1" style:family="text">
      <style:text-properties officeooo:rsid="00308695"/>
    </style:style>
    <style:style style:name="T2" style:family="text">
      <style:text-properties fo:font-weight="bold" officeooo:rsid="00308695" style:font-weight-asian="bold" style:font-weight-complex="bold"/>
    </style:style>
    <style:style style:name="T3" style:family="text">
      <style:text-properties officeooo:rsid="00389d00"/>
    </style:style>
    <style:style style:name="T4" style:family="text">
      <style:text-properties officeooo:rsid="003bfaa8"/>
    </style:style>
    <style:style style:name="T5" style:family="text">
      <style:text-properties officeooo:rsid="003f7656"/>
    </style:style>
    <style:style style:name="T6" style:family="text">
      <style:text-properties officeooo:rsid="004266db"/>
    </style:style>
    <style:style style:name="T7" style:family="text">
      <style:text-properties officeooo:rsid="00442636"/>
    </style:style>
    <style:style style:name="T8" style:family="text">
      <style:text-properties officeooo:rsid="004c34ab"/>
    </style:style>
    <style:style style:name="T9" style:family="text">
      <style:text-properties officeooo:rsid="004f3276"/>
    </style:style>
    <style:style style:name="T10" style:family="text">
      <style:text-properties officeooo:rsid="00547bed"/>
    </style:style>
    <style:style style:name="T11" style:family="text">
      <style:text-properties officeooo:rsid="00567171"/>
    </style:style>
    <style:style style:name="T12" style:family="text">
      <style:text-properties officeooo:rsid="005acd0b"/>
    </style:style>
    <style:style style:name="T13" style:family="text">
      <style:text-properties officeooo:rsid="005c05ae"/>
    </style:style>
    <style:style style:name="T14" style:family="text">
      <style:text-properties officeooo:rsid="005fe58c"/>
    </style:style>
    <style:style style:name="T15" style:family="text">
      <style:text-properties officeooo:rsid="0060adf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3">Changes of</text:span> Checks in SPARK 18</text:p>
      <text:h text:style-name="P38" text:outline-level="3">Range checks caused by a single 'Length attribute <text:span text:style-name="T12">(Why?)</text:span></text:h>
      <text:p text:style-name="P8">len : constant Natural := res'Length;</text:p>
      <text:p text:style-name="P9">Examples: </text:p>
      <text:list xml:id="list7331723265190749161" text:style-name="L1">
        <text:list-item>
          <text:p text:style-name="P10">generic_bounded_image.adb:7 has three new range checks (universal integer)</text:p>
        </text:list-item>
        <text:list-item>
          <text:p text:style-name="P10">generic_bounded_image.adb:21 has two new range checks (universal integer)</text:p>
        </text:list-item>
        <text:list-item>
          <text:p text:style-name="P11">buildinfo.adb:23 has one new range check</text:p>
        </text:list-item>
        <text:list-item>
          <text:p text:style-name="P12">generic_queue.ads:46 has 8 new <text:span text:style-name="T4">range </text:span>checks</text:p>
        </text:list-item>
      </text:list>
      <text:h text:style-name="P37" text:outline-level="3"><text:span text:style-name="T11">Length</text:span> Check for assigning array with others =&gt; <text:span text:style-name="T13">(Why?)</text:span></text:h>
      <text:p text:style-name="P6">Example:</text:p>
      <text:list xml:id="list8424095345092669425" text:style-name="L2">
        <text:list-item>
          <text:p text:style-name="P13">profiler.ads:53</text:p>
        </text:list-item>
        <text:list-item>
          <text:p text:style-name="P14">ulog.ads:37</text:p>
        </text:list-item>
      </text:list>
      <text:h text:style-name="P40" text:outline-level="3">Uninitialized Flow checks changed: moved from inlinee to callee</text:h>
      <text:p text:style-name="P1">Examples:</text:p>
      <text:list xml:id="list1327513890304708549" text:style-name="L3">
        <text:list-item>
          <text:p text:style-name="P15">buzzer_manager.adb:74 variable “now” is no longer checked (it was an input parameter)</text:p>
          <text:list>
            <text:list-item>
              <text:p text:style-name="P15">this is an inlined call at buzzer_manager.adb:95</text:p>
            </text:list-item>
            <text:list-item>
              <text:p text:style-name="P16">less checks as a result</text:p>
            </text:list-item>
          </text:list>
        </text:list-item>
      </text:list>
      <text:h text:style-name="P41" text:outline-level="3">Assert moved column number</text:h>
      <text:p text:style-name="P2">To before “pragma”. Was first expression within assert earlier.</text:p>
      <text:h text:style-name="P42" text:outline-level="3">More Initialization checks</text:h>
      <text:p text:style-name="P5">Array Init:</text:p>
      <text:list xml:id="list3147589716508547481" text:style-name="L5">
        <text:list-item>
          <text:p text:style-name="P18">estimator.adb:602c42 (buf). Was not checked before. <text:span text:style-name="T1">It's an </text:span><text:span text:style-name="T2">generic array</text:span><text:span text:style-name="T1"> of GPS_Location_Type; so this must be init of <text:s/>GPS_Location_Type</text:span></text:p>
          <text:list>
            <text:list-item>
              <text:p text:style-name="P20">declared at units-navigation.ads:38 with default init</text:p>
            </text:list-item>
          </text:list>
        </text:list-item>
      </text:list>
      <text:p text:style-name="P5">Aspect “Initializes”:</text:p>
      <text:list xml:id="list194053893702551" text:continue-numbering="true" text:style-name="L5">
        <text:list-item>
          <text:p text:style-name="P21">hmc5883l-driver.ads:59,60 Part_Of =&gt; State and Initializes =&gt; State. <text:span text:style-name="T9">Check fails.</text:span> Where has <text:soft-page-break/>that been checked before?</text:p>
          <text:list>
            <text:list-item>
              <text:p text:style-name="P22">It hasn't, and indeed, the initialization is missing</text:p>
            </text:list-item>
          </text:list>
        </text:list-item>
        <text:list-item>
          <text:p text:style-name="P23">Sdlog.ads: same here, but all good.</text:p>
        </text:list-item>
        <text:list-item>
          <text:p text:style-name="P26">driver/ublox8-driver.ads</text:p>
          <text:list>
            <text:list-item>
              <text:p text:style-name="P24">constituent of refined_state =&gt; was already <text:span text:style-name="T10">checked and </text:span>proven before</text:p>
            </text:list-item>
          </text:list>
        </text:list-item>
        <text:list-item>
          <text:p text:style-name="P27">hal/boards/components/MPU6000/mpu6000-driver.ads</text:p>
          <text:list>
            <text:list-item>
              <text:p text:style-name="P25">constituent of refined_state =&gt; was already <text:span text:style-name="T10">checked and </text:span>proven before</text:p>
            </text:list-item>
          </text:list>
        </text:list-item>
        <text:list-item>
          <text:p text:style-name="P27">hal/boards/components/MS5611/ms5611-driver.ads</text:p>
        </text:list-item>
        <text:list-item>
          <text:p text:style-name="P24"/>
        </text:list-item>
      </text:list>
      <text:h text:style-name="P39" text:outline-level="3"><text:span text:style-name="T5">M</text:span>ore spec functions found <text:span text:style-name="T8">(our coverage is bonkers)</text:span></text:h>
      <text:p text:style-name="P3">Examples:</text:p>
      <text:list xml:id="list4426810837917996613" text:style-name="L6">
        <text:list-item>
          <text:p text:style-name="P28">hil.ads. Was 6 spec <text:s/>22 subs, is 10 specs 26 subs</text:p>
          <text:list>
            <text:list-item>
              <text:p text:style-name="P29">new: set_Bits (has Pre only), clear_Bits (has Pre only), isSet (expression function), From_Byte_Array_To_Integer_32 <text:span text:style-name="T5">(unchecked conversion)</text:span></text:p>
            </text:list-item>
          </text:list>
        </text:list-item>
        <text:list-item>
          <text:p text:style-name="P30">hil-clock.ads: was 0/0 is 3/3</text:p>
        </text:list-item>
      </text:list>
      <text:h text:style-name="P43" text:outline-level="3">Initialization checks <text:span text:style-name="T7">are (in both version) doubled up</text:span></text:h>
      <text:p text:style-name="P4">Examples:</text:p>
      <text:list xml:id="list787713297846259932" text:style-name="L7">
        <text:list-item>
          <text:p text:style-name="P31">fm25v0x.adb:<text:span text:style-name="T7">128c</text:span>36 (<text:span text:style-name="T6">out parameter of procedure) has 6 checks in hil.devices.nvram</text:span></text:p>
        </text:list-item>
      </text:list>
      <text:p text:style-name="P32">That is okay. It's a record and each component is checked separately.</text:p>
      <text:p text:style-name="P32"/>
      <text:h text:style-name="P36" text:outline-level="3">Checks that were successful before but now fail</text:h>
      <text:p text:style-name="P19">Examples: </text:p>
      <text:list xml:id="list5049148621870349132" text:style-name="L4">
        <text:list-item>
          <text:p text:style-name="P17">controller.adb:280c38 (array concat, <text:span text:style-name="T14">length check)</text:span></text:p>
        </text:list-item>
        <text:list-item>
          <text:p text:style-name="P33">ublox8-driver-adb:157:33 (length check on slicing)</text:p>
          <text:list>
            <text:list-item>
              <text:p text:style-name="P34">before: length check might fail, inlined at :<text:span text:style-name="T15">328; range check proved</text:span></text:p>
            </text:list-item>
            <text:list-item>
              <text:p text:style-name="P35">after: as well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10 Pitch" svg:font-family="'Courier 10 Pitch'" style:font-adornments="Regular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code" style:family="paragraph" style:parent-style-name="Text_20_body" style:class="text">
      <style:paragraph-properties fo:background-color="#e6e6e6" fo:padding="0.0201in" fo:border="0.06pt solid #000000" style:shadow="none">
        <style:background-image/>
      </style:paragraph-properties>
      <style:text-properties style:font-name="Courier 10 Pitch" fo:font-family="'Courier 10 Pitch'" style:font-style-name="Regular" style:font-pitch="fixed" fo:font-size="10pt" officeooo:rsid="001f4c3c" style:font-size-asian="10.5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tin Becker</meta:initial-creator>
    <meta:creation-date>2017-02-04T14:03:54.433868650</meta:creation-date>
    <dc:date>2017-02-04T19:40:51.912362356</dc:date>
    <dc:creator>Martin Becker</dc:creator>
    <meta:editing-duration>PT1H42M1S</meta:editing-duration>
    <meta:editing-cycles>64</meta:editing-cycles>
    <meta:generator>LibreOffice/4.3.3.2$Linux_X86_64 LibreOffice_project/430m0$Build-2</meta:generator>
    <meta:document-statistic meta:table-count="0" meta:image-count="0" meta:object-count="0" meta:page-count="2" meta:paragraph-count="48" meta:word-count="326" meta:character-count="2232" meta:non-whitespace-character-count="1977"/>
  </office:meta>
</office:document-meta>
</file>